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B000000276B35E0F2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7cm" svg:height="8.924cm" draw:z-index="0"><draw:image xlink:href="Pictures/10000000000004B000000276B35E0F2B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THIS IS A SAMP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len Thomas Varghese</meta:initial-creator>
    <meta:creation-date>2015-01-31T16:44:24.34</meta:creation-date>
    <meta:document-statistic meta:table-count="0" meta:image-count="1" meta:object-count="0" meta:page-count="1" meta:paragraph-count="1" meta:word-count="4" meta:character-count="16"/>
    <dc:date>2015-01-31T16:45:38.65</dc:date>
    <dc:creator>Allen Thomas Varghese</dc:creator>
    <meta:editing-duration>PT1M25S</meta:editing-duration>
    <meta:editing-cycles>1</meta:editing-cycles>
    <meta:generator>OpenOffice/4.1.1$Win32 OpenOffice.org_project/411m6$Build-9775</meta:generator>
  </office:meta>
</office:document-meta>
</file>